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cccccc"/>
    </style:style>
    <style:style style:name="P3" style:family="paragraph" style:parent-style-name="Preformatted_20_Text">
      <style:paragraph-properties fo:padding="0.049cm" fo:border="0.06pt solid #cccccc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5" style:family="paragraph" style:parent-style-name="Text_20_body" style:list-style-name="L1">
      <style:paragraph-properties fo:padding="0.049cm" fo:border="0.06pt solid #dddddd"/>
    </style:style>
    <style:style style:name="P6" style:family="paragraph" style:parent-style-name="Text_20_body">
      <style:paragraph-properties fo:padding="0.049cm" fo:border="0.06pt solid #000000"/>
    </style:style>
    <style:style style:name="P7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9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6989. Maximum Sum of Almost Unique Subarray</text:h>
      <text:p text:style-name="Text_20_body"><text:a xlink:type="simple" xlink:href="https://leetcode.com/contest/biweekly-contest-112/problems/maximum-sum-of-almost-unique-subarray/submissions/" text:style-name="Internet_20_link" text:visited-style-name="Visited_20_Internet_20_Link"><text:span text:style-name="T2">My Submissions</text:span></text:a><text:a xlink:type="simple" xlink:href="https://leetcode.com/contest/biweekly-contest-112/" text:style-name="Internet_20_link" text:visited-style-name="Visited_20_Internet_20_Link"><text:span text:style-name="T3">Back to Contest</text:span></text:a></text:p>
      <text:list xml:id="list2551501864" text:style-name="L1">
        <text:list-item>
          <text:p text:style-name="P4"><text:span text:style-name="Strong_20_Emphasis"><text:span text:style-name="T1">User Accepted:</text:span></text:span><text:span text:style-name="T1">0</text:span></text:p>
        </text:list-item>
        <text:list-item>
          <text:p text:style-name="P4"><text:span text:style-name="Strong_20_Emphasis"><text:span text:style-name="T1">User Tried:</text:span></text:span><text:span text:style-name="T1">0</text:span></text:p>
        </text:list-item>
        <text:list-item>
          <text:p text:style-name="P4"><text:span text:style-name="Strong_20_Emphasis"><text:span text:style-name="T1">Total Accepted:</text:span></text:span><text:span text:style-name="T1">0</text:span></text:p>
        </text:list-item>
        <text:list-item>
          <text:p text:style-name="P4"><text:span text:style-name="Strong_20_Emphasis"><text:span text:style-name="T1">Total Submissions:</text:span></text:span><text:span text:style-name="T1">0</text:span></text:p>
        </text:list-item>
        <text:list-item>
          <text:p text:style-name="P5"><text:span text:style-name="Strong_20_Emphasis"><text:span text:style-name="T1">Difficulty:</text:span></text:span><text:span text:style-name="T1">Medium</text:span></text:p>
        </text:list-item>
      </text:list>
      <text:p text:style-name="P6"><text:span text:style-name="T1">You are given an integer array </text:span><text:span text:style-name="Source_20_Text"><text:span text:style-name="T1">nums</text:span></text:span><text:span text:style-name="T1"> and two positive integers </text:span><text:span text:style-name="Source_20_Text"><text:span text:style-name="T1">m</text:span></text:span><text:span text:style-name="T1"> and </text:span><text:span text:style-name="Source_20_Text"><text:span text:style-name="T1">k</text:span></text:span><text:span text:style-name="T1">.</text:span></text:p>
      <text:p text:style-name="P6"><text:span text:style-name="T1">Return </text:span><text:span text:style-name="Emphasis"><text:span text:style-name="T1">the </text:span></text:span><text:span text:style-name="Emphasis"><text:span text:style-name="Strong_20_Emphasis"><text:span text:style-name="T1">maximum sum</text:span></text:span></text:span><text:span text:style-name="Emphasis"><text:span text:style-name="T1"> out of all </text:span></text:span><text:span text:style-name="Emphasis"><text:span text:style-name="Strong_20_Emphasis"><text:span text:style-name="T1">almost unique</text:span></text:span></text:span><text:span text:style-name="Emphasis"><text:span text:style-name="T1"> subarrays of length </text:span></text:span><text:span text:style-name="Source_20_Text"><text:span text:style-name="T1">k</text:span></text:span><text:span text:style-name="Emphasis"><text:span text:style-name="T1"> of</text:span></text:span><text:span text:style-name="T1"> </text:span><text:span text:style-name="Source_20_Text"><text:span text:style-name="T1">nums</text:span></text:span><text:span text:style-name="T1">. If no such subarray exists, return </text:span><text:span text:style-name="Source_20_Text"><text:span text:style-name="T1">0</text:span></text:span><text:span text:style-name="T1">.</text:span></text:p>
      <text:p text:style-name="P6"><text:span text:style-name="T1">A subarray of </text:span><text:span text:style-name="Source_20_Text"><text:span text:style-name="T1">nums</text:span></text:span><text:span text:style-name="T1"> is </text:span><text:span text:style-name="Strong_20_Emphasis"><text:span text:style-name="T1">almost unique</text:span></text:span><text:span text:style-name="T1"> if it contains at least </text:span><text:span text:style-name="Source_20_Text"><text:span text:style-name="T1">m</text:span></text:span><text:span text:style-name="T1"> pairwise distinct elements.</text:span></text:p>
      <text:p text:style-name="P6"><text:span text:style-name="T1">A subarray is a contiguous </text:span><text:span text:style-name="Strong_20_Emphasis"><text:span text:style-name="T1">non-empty</text:span></text:span><text:span text:style-name="T1"> sequence of elements within an array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2,6,7,3,1,7], m = 3, k = 4</text:span></text:p>
      <text:p text:style-name="P3"><text:span text:style-name="Strong_20_Emphasis"><text:span text:style-name="T1">Output:</text:span></text:span><text:span text:style-name="T1"> 18</text:span></text:p>
      <text:p text:style-name="P2"><text:span text:style-name="Strong_20_Emphasis"><text:span text:style-name="T1">Explanation:</text:span></text:span><text:span text:style-name="T1"> There are 3 almost unique subarrays of size </text:span><text:span text:style-name="Source_20_Text"><text:span text:style-name="T1">k = 4</text:span></text:span><text:span text:style-name="T1">. These subarrays are [2, 6, 7, 3], [6, 7, 3, 1], and [7, 3, 1, 7]. Among these subarrays, the one with the maximum sum is [2, 6, 7, 3] which has a sum of 18.</text:span>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5,9,9,2,4,5,4], m = 1, k = 3</text:span></text:p>
      <text:p text:style-name="P3"><text:span text:style-name="Strong_20_Emphasis"><text:span text:style-name="T1">Output:</text:span></text:span><text:span text:style-name="T1"> 23</text:span></text:p>
      <text:p text:style-name="P2"><text:span text:style-name="Strong_20_Emphasis"><text:span text:style-name="T1">Explanation:</text:span></text:span><text:span text:style-name="T1"> There are 5 almost unique subarrays of size k. These subarrays are [5, 9, 9], [9, 9, 2], [9, 2, 4], [2, 4, 5], and [4, 5, 4]. Among these subarrays, the one with the maximum sum is [5, 9, 9] which has a sum of 23.</text:span>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nums = [1,2,1,2,1,2,1], m = 3, k = 3</text:span></text:p>
      <text:p text:style-name="P3"><text:span text:style-name="Strong_20_Emphasis"><text:span text:style-name="T1">Output:</text:span></text:span><text:span text:style-name="T1"> 0</text:span></text:p>
      <text:p text:style-name="P2"><text:span text:style-name="Strong_20_Emphasis"><text:span text:style-name="T1">Explanation:</text:span></text:span><text:span text:style-name="T1"> There are no subarrays of size </text:span><text:span text:style-name="Source_20_Text"><text:span text:style-name="T1">k = 3</text:span></text:span><text:span text:style-name="T1"> that contain at least </text:span><text:span text:style-name="Source_20_Text"><text:span text:style-name="T1">m = 3</text:span></text:span><text:span text:style-name="T1"> distinct elements in the given array [1,2,1,2,1,2,1]. Therefore, no almost unique subarrays exist, and the maximum sum is 0.</text:span></text:p>
      <text:p text:style-name="P7"><text:soft-page-break/> </text:p>
      <text:p text:style-name="P6"><text:span text:style-name="Strong_20_Emphasis"><text:span text:style-name="T1">Constraints:</text:span></text:span></text:p>
      <text:list xml:id="list2388368040" text:style-name="L2">
        <text:list-item>
          <text:p text:style-name="P8"><text:span text:style-name="Source_20_Text"><text:span text:style-name="T1">1 &lt;= nums.length &lt;= 2 * 104</text:span></text:span></text:p>
        </text:list-item>
        <text:list-item>
          <text:p text:style-name="P8"><text:span text:style-name="Source_20_Text"><text:span text:style-name="T1">1 &lt;= m &lt;= k &lt;= nums.length</text:span></text:span></text:p>
        </text:list-item>
        <text:list-item>
          <text:p text:style-name="P9"><text:span text:style-name="Source_20_Text"><text:span text:style-name="T1">1 &lt;= nums[i] &lt;= 10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11:33:05.250000000</dc:date>
    <meta:editing-duration>PT8S</meta:editing-duration>
    <meta:editing-cycles>1</meta:editing-cycles>
    <meta:document-statistic meta:table-count="0" meta:image-count="0" meta:object-count="0" meta:page-count="2" meta:paragraph-count="29" meta:word-count="286" meta:character-count="1428" meta:non-whitespace-character-count="1175"/>
    <meta:generator>LibreOffice/7.2.2.2$Windows_X86_64 LibreOffice_project/02b2acce88a210515b4a5bb2e46cbfb63fe97d56</meta:generator>
  </office:meta>
</office:document-meta>
</file>